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cm" fo:margin-top="0cm" fo:margin-bottom="0cm" table:align="left" style:writing-mode="lr-tb"/>
    </style:style>
    <style:style style:name="Таблица1.A" style:family="table-column">
      <style:table-column-properties style:column-width="9.077cm"/>
    </style:style>
    <style:style style:name="Таблица1.B" style:family="table-column">
      <style:table-column-properties style:column-width="2.224cm"/>
    </style:style>
    <style:style style:name="Таблица1.C" style:family="table-column">
      <style:table-column-properties style:column-width="5.39cm"/>
    </style:style>
    <style:style style:name="Таблица1.1" style:family="table-row">
      <style:table-row-properties style:min-row-height="0.367cm" fo:keep-together="always"/>
    </style:style>
    <style:style style:name="Таблица1.A1" style:family="table-cell">
      <style:table-cell-properties fo:padding-left="0.189cm" fo:padding-right="0.189cm" fo:padding-top="0cm" fo:padding-bottom="0cm" fo:border="0.75pt solid #00000a"/>
    </style:style>
    <style:style style:name="Таблица1.B1" style:family="table-cell">
      <style:table-cell-properties fo:padding-left="0.189cm" fo:padding-right="0.189cm" fo:padding-top="0cm" fo:padding-bottom="0cm" fo:border-left="0.75pt solid #00000a" fo:border-right="0.5pt solid #00000a" fo:border-top="0.5pt solid #00000a" fo:border-bottom="0.5pt solid #00000a"/>
    </style:style>
    <style:style style:name="Таблица1.A2" style:family="table-cell">
      <style:table-cell-properties style:vertical-align="middle" fo:padding-left="0.189cm" fo:padding-right="0.189cm" fo:padding-top="0cm" fo:padding-bottom="0cm" fo:border="0.75pt solid #00000a"/>
    </style:style>
    <style:style style:name="Таблица1.B2" style:family="table-cell">
      <style:table-cell-properties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Таблица1.C2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3" style:family="table-row">
      <style:table-row-properties fo:keep-together="always"/>
    </style:style>
    <style:style style:name="Таблица1.B3" style:family="table-cell">
      <style:table-cell-properties style:vertical-align="middle"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Таблица1.C3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4" style:family="table-row">
      <style:table-row-properties fo:keep-together="auto"/>
    </style:style>
    <style:style style:name="Таблица1.C4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5" style:family="table-row">
      <style:table-row-properties fo:keep-together="auto"/>
    </style:style>
    <style:style style:name="Таблица1.C5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6" style:family="table-row">
      <style:table-row-properties fo:keep-together="auto"/>
    </style:style>
    <style:style style:name="Таблица1.C6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7" style:family="table-row">
      <style:table-row-properties fo:keep-together="auto"/>
    </style:style>
    <style:style style:name="Таблица1.C7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8" style:family="table-row">
      <style:table-row-properties fo:keep-together="auto"/>
    </style:style>
    <style:style style:name="Таблица1.C8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9" style:family="table-row">
      <style:table-row-properties fo:keep-together="auto"/>
    </style:style>
    <style:style style:name="Таблица1.C9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10" style:family="table-row">
      <style:table-row-properties style:min-row-height="0.944cm" fo:keep-together="auto"/>
    </style:style>
    <style:style style:name="Таблица1.C10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2" style:family="table">
      <style:table-properties style:width="15.63cm" fo:margin-left="-0.386cm" fo:margin-top="0cm" fo:margin-bottom="0cm" table:align="left" style:writing-mode="lr-tb"/>
    </style:style>
    <style:style style:name="Таблица2.A" style:family="table-column">
      <style:table-column-properties style:column-width="7.19cm"/>
    </style:style>
    <style:style style:name="Таблица2.B" style:family="table-column">
      <style:table-column-properties style:column-width="2.939cm"/>
    </style:style>
    <style:style style:name="Таблица2.C" style:family="table-column">
      <style:table-column-properties style:column-width="2.7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 fo:orphans="2" fo:widows="2"/>
    </style:style>
    <style:style style:name="P2" style:family="paragraph" style:parent-style-name="Text_20_body" style:list-style-name="WWNum7">
      <style:paragraph-properties fo:margin-top="0cm" fo:margin-bottom="0cm" loext:contextual-spacing="false" fo:text-align="justify" style:justify-single-word="false" fo:orphans="2" fo:widows="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1" style:family="paragraph" style:parent-style-name="Standard" style:list-style-name="WWNum5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2" style:family="paragraph" style:parent-style-name="Standard" style:list-style-name="WWNum7">
      <style:paragraph-properties fo:text-align="justify" style:justify-single-word="false" fo:orphans="2" fo:widows="2"/>
    </style:style>
    <style:style style:name="P13" style:family="paragraph" style:parent-style-name="Standard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14" style:family="paragraph" style:parent-style-name="Standard" style:list-style-name="WWNum11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15" style:family="paragraph" style:parent-style-name="Standard" style:list-style-name="WWNum8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17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18" style:family="paragraph" style:parent-style-name="Standard">
      <style:paragraph-properties fo:text-align="center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501cm"/>
          <style:tab-stop style:position="2.25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21" style:family="paragraph" style:parent-style-name="Standard" style:list-style-name="WWNum10">
      <style:paragraph-properties fo:line-height="115%" fo:text-align="justify" style:justify-single-word="false" fo:hyphenation-ladder-count="no-limit"/>
      <style:text-properties fo:hyphenate="false" fo:hyphenation-remain-char-count="2" fo:hyphenation-push-char-count="2"/>
    </style:style>
    <style:style style:name="P22" style:family="paragraph" style:parent-style-name="Standard">
      <style:paragraph-properties>
        <style:tab-stops>
          <style:tab-stop style:position="0cm"/>
          <style:tab-stop style:position="3.501cm"/>
        </style:tab-stops>
      </style:paragraph-properties>
    </style:style>
    <style:style style:name="P23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24" style:family="paragraph" style:parent-style-name="Standard">
      <style:paragraph-properties fo:margin-left="7.488cm" fo:margin-right="0cm" fo:text-align="center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7.62cm" fo:margin-right="0cm" fo:hyphenation-ladder-count="no-limit" fo:text-indent="-7.62cm" style:auto-text-indent="false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8" style:family="paragraph" style:parent-style-name="Standard">
      <style:paragraph-properties fo:margin-left="0.767cm" fo:margin-right="0cm" fo:text-align="justify" style:justify-single-word="false" fo:hyphenation-ladder-count="no-limit" fo:text-indent="0.482cm" style:auto-text-indent="false"/>
      <style:text-properties fo:font-style="italic" style:font-style-asian="italic"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2.752cm"/>
        </style:tab-stops>
      </style:paragraph-properties>
    </style:style>
    <style:style style:name="P31" style:family="paragraph" style:parent-style-name="Standard">
      <style:paragraph-properties fo:margin-left="0.767cm" fo:margin-right="0cm" fo:text-align="justify" style:justify-single-word="false" fo:hyphenation-ladder-count="no-limit" fo:text-indent="0.106cm" style:auto-text-indent="false"/>
      <style:text-properties fo:hyphenate="false" fo:hyphenation-remain-char-count="2" fo:hyphenation-push-char-count="2"/>
    </style:style>
    <style:style style:name="P32" style:family="paragraph" style:parent-style-name="Standard" style:list-style-name="WWNum7">
      <style:paragraph-properties fo:margin-left="2.501cm" fo:margin-right="0cm" fo:text-align="justify" style:justify-single-word="false" fo:hyphenation-ladder-count="no-limit" fo:text-indent="-1cm" style:auto-text-indent="false"/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left="0.25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34" style:family="paragraph" style:parent-style-name="Standard" style:list-style-name="WWNum7">
      <style:paragraph-properties fo:margin-left="0.25cm" fo:margin-right="0cm" fo:text-align="justify" style:justify-single-word="false" fo:hyphenation-ladder-count="no-limit" fo:text-indent="1cm" style:auto-text-indent="false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0cm" fo:text-align="center" style:justify-single-word="false" fo:hyphenation-ladder-count="no-limit" fo:text-indent="0.081cm" style:auto-text-indent="false"/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1.081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37" style:family="paragraph" style:parent-style-name="Standard">
      <loext:graphic-properties draw:fill="solid" draw:fill-color="#ffffff"/>
      <style:paragraph-properties fo:margin-top="0.469cm" fo:margin-bottom="0cm" loext:contextual-spacing="false" fo:text-align="center" style:justify-single-word="false" fo:background-color="#ffffff">
        <style:tab-stops>
          <style:tab-stop style:position="12.421cm" style:leader-style="dotted" style:leader-text="."/>
        </style:tab-stops>
      </style:paragraph-properties>
    </style:style>
    <style:style style:name="P38" style:family="paragraph" style:parent-style-name="Standard">
      <style:paragraph-properties fo:margin-left="1cm" fo:margin-right="0cm" fo:text-align="center" style:justify-single-word="false" fo:text-indent="0cm" style:auto-text-indent="false">
        <style:tab-stops>
          <style:tab-stop style:position="1.752cm"/>
        </style:tab-stops>
      </style:paragraph-properties>
    </style:style>
    <style:style style:name="P39" style:family="paragraph" style:parent-style-name="Standard">
      <style:paragraph-properties fo:margin-left="-0.053cm" fo:margin-right="0cm" fo:text-align="justify" style:justify-single-word="false" fo:text-indent="1.304cm" style:auto-text-indent="false"/>
    </style:style>
    <style:style style:name="P40" style:family="paragraph" style:parent-style-name="Standard">
      <style:paragraph-properties fo:margin-left="-0.053cm" fo:margin-right="0cm" fo:text-align="justify" style:justify-single-word="false" fo:text-indent="1.304cm" style:auto-text-indent="false"/>
      <style:text-properties fo:color="#000000" fo:font-style="italic" style:font-style-asian="italic"/>
    </style:style>
    <style:style style:name="P41" style:family="paragraph" style:parent-style-name="Standard">
      <style:paragraph-properties fo:margin-left="0.635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42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3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4" style:family="paragraph" style:parent-style-name="Standard">
      <style:paragraph-properties fo:margin-left="0.635cm" fo:margin-right="0cm" fo:text-align="end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5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46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cm"/>
          <style:tab-stop style:position="0.501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47" style:family="paragraph" style:parent-style-name="Standard">
      <style:paragraph-properties fo:margin-left="0.187cm" fo:margin-right="0cm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8" style:family="paragraph" style:parent-style-name="Standard">
      <style:paragraph-properties fo:margin-left="1.249cm" fo:margin-right="0cm" fo:text-indent="0cm" style:auto-text-indent="false"/>
    </style:style>
    <style:style style:name="P49" style:family="paragraph" style:parent-style-name="Standard">
      <style:paragraph-properties fo:margin-left="1.249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50" style:family="paragraph" style:parent-style-name="Standard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51" style:family="paragraph" style:parent-style-name="IEB_20_Objective_20_Bullet">
      <style:paragraph-properties fo:margin-left="0cm" fo:margin-right="0cm" fo:text-indent="1.251cm" style:auto-text-indent="false">
        <style:tab-stops/>
      </style:paragraph-properties>
    </style:style>
    <style:style style:name="P52" style:family="paragraph" style:parent-style-name="Основной_20_текст_20_с_20_отступом_20_21" style:list-style-name="WWNum9"/>
    <style:style style:name="P53" style:family="paragraph" style:parent-style-name="kr_5f_обычный">
      <style:paragraph-properties fo:margin-left="0cm" fo:margin-right="0cm" fo:text-indent="0cm" style:auto-text-indent="false"/>
    </style:style>
    <style:style style:name="P54" style:family="paragraph" style:parent-style-name="kr_5f_обычный">
      <style:paragraph-properties fo:margin-left="1.249cm" fo:margin-right="0cm" fo:text-indent="0cm" style:auto-text-indent="false"/>
    </style:style>
    <style:style style:name="P55" style:family="paragraph" style:parent-style-name="Title">
      <style:paragraph-properties fo:margin-left="0.187cm" fo:margin-right="0cm" fo:text-align="start" style:justify-single-word="false" fo:text-indent="0cm" style:auto-text-indent="false"/>
    </style:style>
    <style:style style:name="P56" style:family="paragraph" style:parent-style-name="Title">
      <style:paragraph-properties fo:margin-left="0.187cm" fo:margin-right="0cm" fo:text-align="end" style:justify-single-word="false" fo:text-indent="0cm" style:auto-text-indent="false"/>
    </style:style>
    <style:style style:name="P57" style:family="paragraph" style:parent-style-name="List_20_Paragraph" style:list-style-name="WWNum2">
      <style:paragraph-properties fo:margin-left="0.25cm" fo:margin-right="0cm" fo:margin-top="0cm" fo:margin-bottom="0cm" loext:contextual-spacing="false" fo:text-align="justify" style:justify-single-word="false" fo:text-indent="1cm" style:auto-text-indent="false"/>
    </style:style>
    <style:style style:name="P58" style:family="paragraph" style:parent-style-name="List_20_Paragraph" style:list-style-name="WWNum8">
      <style:paragraph-properties fo:margin-left="2.251cm" fo:margin-right="0cm" fo:margin-top="0cm" fo:margin-bottom="0cm" loext:contextual-spacing="false" fo:line-height="100%" fo:text-align="justify" style:justify-single-word="false" fo:orphans="0" fo:widows="0" fo:text-indent="0cm" style:auto-text-indent="false">
        <style:tab-stops>
          <style:tab-stop style:position="2.501cm"/>
        </style:tab-stops>
      </style:paragraph-properties>
    </style:style>
    <style:style style:name="P59" style:family="paragraph" style:parent-style-name="List_20_Paragraph">
      <style:paragraph-properties fo:margin-left="0.187cm" fo:margin-right="0cm" fo:text-indent="0cm" style:auto-text-indent="false"/>
    </style:style>
    <style:style style:name="P60" style:family="paragraph" style:parent-style-name="Balloon_20_Text" style:list-style-name="WWNum5"/>
    <style:style style:name="P61" style:family="paragraph" style:parent-style-name="Balloon_20_Text" style:list-style-name="WWNum7">
      <style:paragraph-properties fo:line-height="115%" fo:text-align="justify" style:justify-single-word="false" fo:orphans="2" fo:widows="2"/>
    </style:style>
    <style:style style:name="P62" style:family="paragraph" style:parent-style-name="Body_20_Text_20_2">
      <style:paragraph-properties fo:margin-top="0cm" fo:margin-bottom="0cm" loext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63" style:family="paragraph" style:parent-style-name="Body_20_Text_20_2">
      <style:paragraph-properties fo:margin-left="1.249cm" fo:margin-right="0cm" fo:margin-top="0cm" fo:margin-bottom="0cm" loext:contextual-spacing="false" fo:line-height="100%" fo:text-align="justify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text-transform="uppercase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9" style:family="text">
      <style:text-properties style:font-name="Times New Roman" fo:font-size="12pt" style:font-size-asian="12pt" style:font-name-complex="Times New Roman1" style:font-size-complex="12pt"/>
    </style:style>
    <style:style style:name="T10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11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12" style:family="text">
      <style:text-properties style:font-name="Times New Roman" fo:font-size="12pt" fo:font-style="italic" style:font-name-asian="Calibri1" style:font-size-asian="12pt" style:font-style-asian="italic" style:font-name-complex="Times New Roman1" style:font-size-complex="12pt" style:font-style-complex="italic"/>
    </style:style>
    <style:style style:name="T13" style:family="text">
      <style:text-properties style:font-name="Times New Roman" fo:font-size="12pt" fo:language="ru" fo:country="RU" style:font-size-asian="12pt"/>
    </style:style>
    <style:style style:name="T14" style:family="text">
      <style:text-properties fo:color="#000000" style:font-name="Times New Roman" fo:font-size="12pt" fo:background-color="#ffffff" loext:char-shading-value="0" style:font-size-asian="12pt" style:font-size-complex="12pt"/>
    </style:style>
    <style:style style:name="T15" style:family="text">
      <style:text-properties fo:color="#000000" fo:letter-spacing="0.007cm" fo:font-weight="bold" style:font-weight-asian="bold" style:font-weight-complex="bold"/>
    </style:style>
    <style:style style:name="T16" style:family="text">
      <style:text-properties fo:color="#000000" fo:letter-spacing="0.007cm"/>
    </style:style>
    <style:style style:name="T17" style:family="text">
      <style:text-properties fo:color="#000000" fo:letter-spacing="0.011cm" fo:font-weight="bold" style:font-weight-asian="bold" style:font-weight-complex="bold"/>
    </style:style>
    <style:style style:name="T18" style:family="text">
      <style:text-properties fo:color="#000000" fo:letter-spacing="0.011cm" fo:font-weight="bold" style:font-weight-asian="bold"/>
    </style:style>
    <style:style style:name="T19" style:family="text">
      <style:text-properties fo:color="#000000" fo:font-size="12pt" fo:background-color="#ffffff" loext:char-shading-value="0" style:font-size-asian="12pt" style:font-size-complex="12pt"/>
    </style:style>
    <style:style style:name="T20" style:family="text">
      <style:text-properties fo:color="#000000" fo:font-size="12pt" fo:font-weight="bold" fo:background-color="#ffffff" loext:char-shading-value="0" style:font-size-asian="12pt" style:font-weight-asian="bold" style:font-size-complex="12pt"/>
    </style:style>
    <style:style style:name="T21" style:family="text">
      <style:text-properties fo:color="#000000" fo:font-size="12pt" fo:language="en" fo:country="US" fo:background-color="#ffffff" loext:char-shading-value="0" style:font-size-asian="12pt" style:font-size-complex="12pt"/>
    </style:style>
    <style:style style:name="T22" style:family="text">
      <style:text-properties fo:color="#000000" fo:font-style="italic" style:font-style-asian="italic"/>
    </style:style>
    <style:style style:name="T23" style:family="text">
      <style:text-properties style:font-name-asian="Calibri1" style:language-asian="en" style:country-asian="US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fo:font-weight="bold" fo:background-color="#ffffff" loext:char-shading-value="0" style:font-size-asian="12pt" style:font-weight-asian="bold" style:font-size-complex="12pt"/>
    </style:style>
    <style:style style:name="T26" style:family="text">
      <style:text-properties fo:font-style="italic" fo:font-weight="bold" style:font-style-asian="italic" style:font-weight-asian="bold"/>
    </style:style>
    <style:style style:name="T27" style:family="text">
      <style:text-properties fo:font-style="italic" style:font-style-asian="italic"/>
    </style:style>
    <style:style style:name="T28" style:family="text">
      <style:text-properties fo:color="#c00000"/>
    </style:style>
    <style:style style:name="T29" style:family="text">
      <style:text-properties fo:font-weight="normal" style:font-weight-asian="normal"/>
    </style:style>
    <style:style style:name="T30" style:family="text">
      <style:text-properties style:language-asian="ru" style:country-asian="RU"/>
    </style:style>
    <style:style style:name="T31" style:family="text">
      <style:text-properties fo:language="en" fo:country="US"/>
    </style:style>
    <style:style style:name="T3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bookmark text:name="_GoBack"/><text:span text:style-name="T1">АННОТАЦИЯ</text:span></text:p>
      <text:p text:style-name="P4"><text:span text:style-name="T1">РАБОЧЕЙ ПРОГРАММЫ ДИСЦИПЛИНЫ</text:span></text:p>
      <text:p text:style-name="P5"/>
      <text:p text:style-name="P4"><text:span text:style-name="T3">Современные проблемы информатики и вычислительной техники</text:span><text:span text:style-name="T5"> </text:span></text:p>
      <text:p text:style-name="P4"><text:span text:style-name="T6">(наименование дисциплины)</text:span></text:p>
      <text:p text:style-name="P23">Направление подготовки/специальность высшего образования:</text:p>
      <text:p text:style-name="P9"><text:span text:style-name="T4">___</text:span><text:span text:style-name="T2">230100 «Информатика и вычислительная <text:s text:c="2"/>техника</text:span><text:span text:style-name="T4"> </text:span></text:p>
      <text:p text:style-name="P24"><text:span text:style-name="T6">(код и наименование направления подготовки/специальности)</text:span></text:p>
      <text:p text:style-name="P23"/>
      <text:p text:style-name="P23"/>
      <text:p text:style-name="P25">Программа магистратуры:</text:p>
      <text:p text:style-name="P26"><text:span text:style-name="T2">Сети ЭВМ и телекоммуникации</text:span></text:p>
      <text:p text:style-name="P4"><text:span text:style-name="T6">(указать профиль подготовки/наименование магистерской программы/специализацию)</text:span></text:p>
      <text:p text:style-name="P10"/>
      <text:p text:style-name="P10">Квалификация: <text:s text:c="7"/><text:span text:style-name="T7">магистр</text:span></text:p>
      <text:p text:style-name="P10"><text:span text:style-name="T4">1. Цели и задачи освоения дисциплины </text:span></text:p>
      <text:p text:style-name="P27">Цель изучения дисциплины заключается в предоставлении обучаемым знаний по современному состоянию исследований и разработок в области информатики и вычислительной техники; проведение анализа существующих проблем, способов их решения и перспективных направлений развития; выделение основных тенденций в области эффективного использования ресурсов в ИT-отрасли.</text:p>
      <text:p text:style-name="P27">Основными задачами изучения дисциплины являются:</text:p>
      <text:list xml:id="list1747793904846620530" text:style-name="WWNum2">
        <text:list-item>
          <text:p text:style-name="P57"><text:span text:style-name="T8">Показать <text:s/>роль отрасли информационных технологий в экономике страны;</text:span></text:p>
        </text:list-item>
        <text:list-item>
          <text:p text:style-name="P57"><text:span text:style-name="T8">Познакомить с основными тенденциями развития российской отрасли информационных технологий; </text:span></text:p>
        </text:list-item>
        <text:list-item>
          <text:p text:style-name="P57"><text:soft-page-break/><text:span text:style-name="T8">Показать влияние достижений отрасли информационных технологий на функциональные возможности вычислительных и периферийных устройств, роль аппаратных решений в развитии программного обеспечения предметных областей и в решении конкретных прикладных задач;</text:span></text:p>
        </text:list-item>
        <text:list-item>
          <text:p text:style-name="P57"><text:span text:style-name="long_5f_text1"><text:span text:style-name="T14">Отметить перспективные аппаратные решения, современные компьютерные архитектуры и их программное обеспечение; </text:span></text:span></text:p>
        </text:list-item>
        <text:list-item>
          <text:p text:style-name="P57"><text:span text:style-name="long_5f_text1"><text:span text:style-name="T14">Отметить рост популярности распределенных вычислений в различных прикладных областях; </text:span></text:span></text:p>
        </text:list-item>
        <text:list-item>
          <text:p text:style-name="P57"><text:span text:style-name="long_5f_text1"><text:span text:style-name="T14">Выделить популярные инструментальные программные средства, обеспечивающие поддержку компьютерных архитектур, а также инструментальные средства, ориентированные на поддержку работы пользователей.</text:span></text:span></text:p>
        </text:list-item>
      </text:list>
      <text:p text:style-name="P27">.</text:p>
      <text:p text:style-name="P28"/>
      <text:p text:style-name="P28"/>
      <text:p text:style-name="P10"><text:span text:style-name="T4">2. Компетенции обучающегося, формируемые в результате освоения дисциплины </text:span></text:p>
      <text:p text:style-name="P30">Освоение программы настоящей дисциплины позволит сформировать у обучающегося следующие компетенции: </text:p>
      <text:list xml:id="list7389395314798709142" text:style-name="WWNum5">
        <text:list-item>
          <text:p text:style-name="P60"><text:span text:style-name="T9">Способен совершенствовать и развивать свой интеллектуальный и общекультурный уровень (ОК-1);</text:span></text:p>
        </text:list-item>
        <text:list-item>
          <text:p text:style-name="P11">Способен понимать роль науки в развитии цивилизации, соотношение науки и техники, иметь представление о связанных с ними современных социальных и этических проблемах, понимать ценность научной рациональности и ее исторических типов(ОК-2);</text:p>
        </text:list-item>
        <text:list-item>
          <text:p text:style-name="P11">Способен к самостоятельному обучению новым методам исследования, к изменению научного и научно-производственного профиля своей профессиональной деятельности (ОК-3);</text:p>
        </text:list-item>
        <text:list-item>
          <text:p text:style-name="P11">Способен заниматься научными исследованиями (ОК-4);</text:p>
        </text:list-item>
        <text:list-item>
          <text:p text:style-name="P11">Умеет оформлять отчеты о проведенной научно-исследовательской работе и подготавливать публикации по результатам исследования (ОК-9);</text:p>
        </text:list-item>
        <text:list-item>
          <text:p text:style-name="P11">способен воспринимать математические, естественнонаучные, социально-экономические и профессиональные знания, умением самостоятельно приобретать, развивать и применять их для решения нестандартных задач, в том числе, в новой или незнакомой среде и в междисциплинарном контексте (ОПК-1);</text:p>
        </text:list-item>
        <text:list-item>
          <text:p text:style-name="P11">владеет методами и средствами получения, хранения, переработки и трансляции информации посредством современных компьютерных технологий, в том числе, в глобальных компьютерных сетях (ОПК-5);</text:p>
        </text:list-item>
        <text:list-item>
          <text:p text:style-name="P11">знает основы философии и методологии науки (ПК-1);</text:p>
        </text:list-item>
        <text:list-item>
          <text:p text:style-name="P11">знает методы научных исследований и владеет навык<text:span text:style-name="T7">ами</text:span> их проведения (ПК-2);</text:p>
        </text:list-item>
        <text:list-item>
          <text:p text:style-name="P11">применяет перспективные методы исследования и решения профессиональных задач на основе знания мировых тенденций развития вычислительной техники и информационных технологий (ПК-7).</text:p>
        </text:list-item>
      </text:list>
      <text:p text:style-name="P31"/>
      <text:p text:style-name="P28"/>
      <text:p text:style-name="P10"><text:soft-page-break/>В результате освоения программы обучающийся должен</text:p>
      <text:p text:style-name="P1">знать:<text:span text:style-name="T1"> </text:span></text:p>
      <text:list xml:id="list6345505357289123736" text:style-name="WWNum7">
        <text:list-item>
          <text:p text:style-name="P2">современное состояние исследований и разработок в области информатики и вычислительной техники;</text:p>
        </text:list-item>
        <text:list-item>
          <text:p text:style-name="P61"><text:span text:style-name="T9">структуру отрасли информационных технологий и <text:s/>ее влияние на экономику страны;</text:span></text:p>
        </text:list-item>
        <text:list-item>
          <text:p text:style-name="P32">роль отрасли информационных технологий в преодолении информационного кризиса и построении информационного общества; <text:s/></text:p>
        </text:list-item>
      </text:list>
      <text:p text:style-name="P33">уметь:</text:p>
      <text:list xml:id="list161004873663164" text:continue-numbering="true" text:style-name="WWNum7">
        <text:list-item>
          <text:p text:style-name="P12">проводить анализ существующих проблем, способов их решения и перспективных направлений развития;</text:p>
        </text:list-item>
        <text:list-item>
          <text:p text:style-name="P12">разрабатывать и представлять модели процессов или изделий в исследуемых перспективных областях ИT-отрасли; </text:p>
        </text:list-item>
        <text:list-item>
          <text:p text:style-name="P12">готовить аналитические обзоры по перспективным направлениям развития отрасли информационных технологий.</text:p>
        </text:list-item>
        <text:list-item>
          <text:p text:style-name="P34"/>
        </text:list-item>
      </text:list>
      <text:p text:style-name="P10">владеть:</text:p>
      <text:list xml:id="list8197015548259717829" text:style-name="WWNum9">
        <text:list-item>
          <text:p text:style-name="P52"><text:span text:style-name="T24">навыками саморазвития, самообучения, методами извлечения новых знаний;</text:span></text:p>
        </text:list-item>
      </text:list>
      <text:list xml:id="list3920685329624704756" text:style-name="WWNum8">
        <text:list-item>
          <text:p text:style-name="P58"><text:span text:style-name="T9">методами и средствами разработки и оформления технической документации, а также <text:s/>научно-технических отчётов, обзоров, публикаций по результатам выполненных исследований</text:span><text:span text:style-name="T11">.</text:span></text:p>
        </text:list-item>
      </text:list>
      <text:p text:style-name="P6"/>
      <text:p text:style-name="P17"><text:span text:style-name="T4">3. Основная структура дисциплины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 table:style-name="Таблица1.1">
          <table:table-cell table:style-name="Таблица1.A1" table:number-rows-spanned="3" office:value-type="string">
            <text:p text:style-name="P4"><text:span text:style-name="T4">Вид учебной работы</text:span></text:p>
          </table:table-cell>
          <table:table-cell table:style-name="Таблица1.B1" table:number-columns-spanned="2" office:value-type="string">
            <text:p text:style-name="P4"><text:span text:style-name="T4">Количество часов</text:span></text:p>
          </table:table-cell>
          <table:covered-table-cell/>
        </table:table-row>
        <table:table-row table:style-name="Таблица1.1">
          <table:covered-table-cell/>
          <table:table-cell table:style-name="Таблица1.B2" table:number-rows-spanned="2" office:value-type="string">
            <text:p text:style-name="P35"><text:span text:style-name="T4">Всего</text:span></text:p>
          </table:table-cell>
          <table:table-cell table:style-name="Таблица1.C2" office:value-type="string">
            <text:p text:style-name="P4"><text:span text:style-name="T4">Семестр</text:span></text:p>
          </table:table-cell>
        </table:table-row>
        <table:table-row table:style-name="Таблица1.3">
          <table:covered-table-cell/>
          <table:covered-table-cell/>
          <table:table-cell table:style-name="Таблица1.C3" office:value-type="string">
            <text:p text:style-name="P4"><text:span text:style-name="T4">№ 1</text:span></text:p>
          </table:table-cell>
        </table:table-row>
        <table:table-row table:style-name="Таблица1.4">
          <table:table-cell table:style-name="Таблица1.A1" office:value-type="string">
            <text:p text:style-name="P10">Общая трудоемкость дисциплины</text:p>
          </table:table-cell>
          <table:table-cell table:style-name="Таблица1.A1" office:value-type="string">
            <text:p text:style-name="P10">72</text:p>
          </table:table-cell>
          <table:table-cell table:style-name="Таблица1.C4" office:value-type="string">
            <text:p text:style-name="P10">72</text:p>
          </table:table-cell>
        </table:table-row>
        <table:table-row table:style-name="Таблица1.5">
          <table:table-cell table:style-name="Таблица1.A1" office:value-type="string">
            <text:p text:style-name="P10">Аудиторные занятия, в том числе:</text:p>
          </table:table-cell>
          <table:table-cell table:style-name="Таблица1.A1" office:value-type="string">
            <text:p text:style-name="P10">24</text:p>
          </table:table-cell>
          <table:table-cell table:style-name="Таблица1.C5" office:value-type="string">
            <text:p text:style-name="P10">24</text:p>
          </table:table-cell>
        </table:table-row>
        <table:table-row table:style-name="Таблица1.6">
          <table:table-cell table:style-name="Таблица1.A1" office:value-type="string">
            <text:p text:style-name="P36">лекции</text:p>
          </table:table-cell>
          <table:table-cell table:style-name="Таблица1.A1" office:value-type="string">
            <text:p text:style-name="P10">12</text:p>
          </table:table-cell>
          <table:table-cell table:style-name="Таблица1.C6" office:value-type="string">
            <text:p text:style-name="P10">12</text:p>
          </table:table-cell>
        </table:table-row>
        <table:table-row table:style-name="Таблица1.7">
          <table:table-cell table:style-name="Таблица1.A1" office:value-type="string">
            <text:p text:style-name="P36">лабораторные работы</text:p>
          </table:table-cell>
          <table:table-cell table:style-name="Таблица1.A1" office:value-type="string">
            <text:p text:style-name="P10"/>
          </table:table-cell>
          <table:table-cell table:style-name="Таблица1.C7" office:value-type="string">
            <text:p text:style-name="P10"/>
          </table:table-cell>
        </table:table-row>
        <table:table-row table:style-name="Таблица1.8">
          <table:table-cell table:style-name="Таблица1.A1" office:value-type="string">
            <text:p text:style-name="P36">практические занятия</text:p>
          </table:table-cell>
          <table:table-cell table:style-name="Таблица1.A1" office:value-type="string">
            <text:p text:style-name="P10">12</text:p>
          </table:table-cell>
          <table:table-cell table:style-name="Таблица1.C8" office:value-type="string">
            <text:p text:style-name="P10">12</text:p>
          </table:table-cell>
        </table:table-row>
        <table:table-row table:style-name="Таблица1.9">
          <table:table-cell table:style-name="Таблица1.A1" office:value-type="string">
            <text:p text:style-name="P10">Самостоятельная работа (в том числе курсовое проектирование, курсовая работа)</text:p>
          </table:table-cell>
          <table:table-cell table:style-name="Таблица1.A1" office:value-type="string">
            <text:p text:style-name="P10">48</text:p>
          </table:table-cell>
          <table:table-cell table:style-name="Таблица1.C9" office:value-type="string">
            <text:p text:style-name="P10">48</text:p>
          </table:table-cell>
        </table:table-row>
        <table:table-row table:style-name="Таблица1.10">
          <table:table-cell table:style-name="Таблица1.A1" office:value-type="string">
            <text:p text:style-name="P10">Вид промежуточной аттестации (итогового контроля по дисциплине)</text:p>
          </table:table-cell>
          <table:table-cell table:style-name="Таблица1.A1" office:value-type="string">
            <text:p text:style-name="P10">зачет</text:p>
          </table:table-cell>
          <table:table-cell table:style-name="Таблица1.C10" office:value-type="string">
            <text:p text:style-name="P10">зачет</text:p>
          </table:table-cell>
        </table:table-row>
      </table:table>
      <text:p text:style-name="P8"/>
      <text:p text:style-name="P13"><text:span text:style-name="T4">4. Содержание дисциплины</text:span></text:p>
      <text:p text:style-name="P13">4.1. Перечень разделов и тем дисциплины</text:p>
      <text:p text:style-name="P37"><text:span text:style-name="T5">Раздел 1. Современные проблемы отрасли информатики</text:span></text:p>
      <text:p text:style-name="P3"><text:span text:style-name="T15"><text:s/>ТЕМА 1.1</text:span><text:span text:style-name="T5"> </text:span><text:span text:style-name="T4">Особенности отрасли ИТ и современные тенденции ее развития </text:span><text:span text:style-name="T16">– 2 часа </text:span>(Интерактивное обучение – 30 минут)</text:p>
      <text:p text:style-name="P51"><text:span text:style-name="T13">Понятие отрасли ИТ, особенности ее развития, структура. Проблемы отрасли. Современный рынок труда в ИТ.</text:span></text:p>
      <text:p text:style-name="P3"><text:span text:style-name="T17">ТЕМА 1.2 </text:span><text:span text:style-name="T4">Перспективы и прогнозы развития </text:span><text:span text:style-name="T5">отрасли информационных технологий</text:span><text:span text:style-name="T18"> – 2 часа </text:span>(Интерактивное обучение – 30 минут )</text:p>
      <text:p text:style-name="P27">Задачи государства по поддержке отрасли. Индекс развития информационно-коммуникационных технологий. Наиболее важные для России направления развития ИТ. Возможные сценарии развития ИТ-рынка.</text:p>
      <text:p text:style-name="P38"><text:span text:style-name="T5">Раздел 2. Современные тенденции развития <text:s/>вычислительной техники</text:span></text:p>
      <text:p text:style-name="P3"><text:span text:style-name="T4">Тема 2.1.</text:span><text:span text:style-name="T26"> </text:span><text:span text:style-name="T4">Архитектура современных компьютерных систем</text:span><text:span text:style-name="T16">– 2 часа </text:span>(Интерактивное обучение – 30 минут )</text:p>
      <text:p text:style-name="P27">Понятие компьютерной системы, отличие от понятия «вычислительная машина». Факторы, влияющие на современную архитектуру компьютерной системы. Современные принципы построения архитектуры. Типы многопроцессорных систем.<text:span text:style-name="T26"> </text:span></text:p>
      <text:p text:style-name="P3"><text:span text:style-name="T4">Тема 2.2. Центры обработки данных (ЦОД)</text:span><text:span text:style-name="T16"> – 2 часа </text:span>(Интерактивное обучение – 30 минут )</text:p>
      <text:p text:style-name="P29">Отечественные суперкомпьютеры – предтечи ЦОДов . Основные понятия и определения. Основные типичные показатели, используемые для оценки характеристик ЦОД. Типичная структура дата–центра. Классификация ЦОД по размеру, надёжности, предназначению. Услуги дата-центров. Проблемы создания Дата-центров. Стандарты для ЦОД. Сертификация ЦОД по Tier. Развитие облачных сервисов в ЦОД. </text:p>
      <text:p text:style-name="P3"><text:span text:style-name="T5">Раздел 3.</text:span><text:span text:style-name="long_5f_text1"><text:span text:style-name="T19"> </text:span></text:span><text:span text:style-name="T4">Реализация </text:span><text:span text:style-name="long_5f_text1"><text:span text:style-name="T20">распределенных вычислений в различных прикладных областях на основе методов </text:span></text:span><text:span text:style-name="long_5f_text1"><text:span text:style-name="T25">искусственного интеллекта</text:span></text:span></text:p>
      <text:p text:style-name="P3"><text:span text:style-name="T4">Тема3.1. Проблемы систем искусственного интеллекта</text:span><text:span text:style-name="T16">– 2 часа </text:span>(Интерактивное обучение – 30 минут )</text:p>
      <text:p text:style-name="P27">Интерпретация понятий искусственного интеллекта, знаний, алгори́тма, интеллекта. Подходы к построению систем искусственного интеллекта: логический , структурный, эволюционный, <text:s/>имитационный подходы.</text:p>
      <text:p text:style-name="P3"><text:span text:style-name="T4"><text:s/>Тема 3.2. Использование мультиагентных систем</text:span><text:span text:style-name="T16">– 2 часа </text:span>(Интерактивное обучение – 30 минут )</text:p>
      <text:p text:style-name="P39">Понятия агента,<text:span text:style-name="Strong"><text:span text:style-name="T27"> </text:span></text:span><text:span text:style-name="Strong">мультиагентной системы. </text:span><text:span text:style-name="Strong"><text:span text:style-name="T27">Типы агентов.</text:span></text:span> GRID-технологии. Свойства агентов, используемых в GRID-технологиях. Базовые классы архитектур мультиагентных систем. Интеллектуальные мультиагентные системы принятия решений<text:span text:style-name="T22"> </text:span></text:p>
      <text:p text:style-name="P40"/>
      <text:p text:style-name="P13">4.2. Перечень лабораторных работ (не предусмотрено)</text:p>
      <text:p text:style-name="P13"><text:soft-page-break/></text:p>
      <text:p text:style-name="P13">4.3. Перечень практических (семинарских) <text:s/>занятий</text:p>
      <text:p text:style-name="P29">Практическое занятие №1. Современное состояние исследований и разработок в области информатики и вычислительной техники</text:p>
      <text:p text:style-name="P29">Практическое занятие №2. <text:span text:style-name="long_5f_text1"><text:span text:style-name="T19">Архитектуры современных компьютерных систем и их роль в повышении эффективности решения различных прикладных задач </text:span></text:span></text:p>
      <text:p text:style-name="P29">Практическое занятие №3. <text:span text:style-name="long_5f_text1"><text:span text:style-name="T19">Применение методов искусственного интеллекта. Основные тенденции развития данного направления</text:span></text:span> </text:p>
      <text:p text:style-name="P29">Практическое занятие №4. Использование специализированных инструментальных программных средств для повышения эффективности разработки прикладных программ в различных предметных областях.</text:p>
      <text:p text:style-name="P13"/>
      <text:p text:style-name="P13">4.4. Перечень заданий по <text:s/>самостоятельной работе студентов </text:p>
      <text:list xml:id="list8754644305084471675" text:style-name="WWNum11">
        <text:list-item>
          <text:p text:style-name="P14"><text:span text:style-name="long_5f_text1"><text:span text:style-name="T19">Использование агентных и мультиагентных технологий.</text:span></text:span></text:p>
        </text:list-item>
      </text:list>
      <text:list xml:id="list2950404995184790374" text:style-name="WWNum10">
        <text:list-item>
          <text:p text:style-name="P21"><text:span text:style-name="long_5f_text1"><text:span text:style-name="T19">Методы организации высокопроизводительных параллельных вычислений и их использование в различных прикладных областях.</text:span></text:span></text:p>
        </text:list-item>
        <text:list-item>
          <text:p text:style-name="P21"><text:span text:style-name="long_5f_text1"><text:span text:style-name="T19">Методы обработки изображений и их использование при решении прикладных задач.</text:span></text:span></text:p>
        </text:list-item>
        <text:list-item>
          <text:p text:style-name="P21"><text:span text:style-name="long_5f_text1"><text:span text:style-name="T19">Современные программные средства для сбора, обработки и анализа данных.</text:span></text:span></text:p>
        </text:list-item>
        <text:list-item>
          <text:p text:style-name="P21"><text:span text:style-name="long_5f_text1"><text:span text:style-name="T19">Современные методы искусственного интеллекта и их использование на практике.</text:span></text:span></text:p>
        </text:list-item>
        <text:list-item>
          <text:p text:style-name="P21"><text:span text:style-name="long_5f_text1"><text:span text:style-name="T19">Современные мультимедийные технологии и их прикладное использование.</text:span></text:span></text:p>
        </text:list-item>
        <text:list-item>
          <text:p text:style-name="P21"><text:span text:style-name="long_5f_text1"><text:span text:style-name="T19">Влияние современных информационных технологий на развитие общества.</text:span></text:span></text:p>
        </text:list-item>
        <text:list-item>
          <text:p text:style-name="P21"><text:span text:style-name="long_5f_text1"><text:span text:style-name="T19">Проблемы информационной безопасности в современном обществе.</text:span></text:span></text:p>
        </text:list-item>
        <text:list-item>
          <text:p text:style-name="P21"><text:span text:style-name="long_5f_text1"><text:span text:style-name="T19">Применение информационных технологий в образовании.</text:span></text:span></text:p>
        </text:list-item>
        <text:list-item>
          <text:p text:style-name="P21"><text:span text:style-name="long_5f_text1"><text:span text:style-name="T19">Высокопроизводительные вычислительные системы.</text:span></text:span></text:p>
        </text:list-item>
        <text:list-item>
          <text:p text:style-name="P21"><text:span text:style-name="long_5f_text1"><text:span text:style-name="T19">Мультиагентные системы.</text:span></text:span></text:p>
        </text:list-item>
        <text:list-item>
          <text:p text:style-name="P21"><text:span text:style-name="long_5f_text1"><text:span text:style-name="T19">Grid-системы.</text:span></text:span></text:p>
        </text:list-item>
        <text:list-item>
          <text:p text:style-name="P21"><text:span text:style-name="long_5f_text1"><text:span text:style-name="T19">Облачные вычисления</text:span></text:span></text:p>
        </text:list-item>
        <text:list-item>
          <text:p text:style-name="P21"><text:soft-page-break/><text:span text:style-name="long_5f_text1"><text:span text:style-name="T19">Современные </text:span></text:span><text:span text:style-name="long_5f_text1"><text:span text:style-name="T21">CASE</text:span></text:span><text:span text:style-name="long_5f_text1"><text:span text:style-name="T19">-средства и их роль в </text:span></text:span>повышения эффективности разработки прикладных программ в различных предметных областях</text:p>
        </text:list-item>
      </text:list>
      <text:p text:style-name="P41"><text:span text:style-name="long_5f_text1"><text:span text:style-name="T19">и др.</text:span></text:span></text:p>
      <text:list xml:id="list7548365365720085860" text:style-name="WWNum1">
        <text:list-item>
          <text:p text:style-name="P45"><text:span text:style-name="T4">Образовательные технологии, применяемые для реализации программы. </text:span></text:p>
        </text:list-item>
      </text:list>
      <text:p text:style-name="P42">При реализации данной программы применяются инновационные технологии обучения, активные и интерактивные формы проведения занятий, указанные в таблице </text:p>
      <text:p text:style-name="P43"/>
      <text:p text:style-name="P44">Таблица 2 - <text:s/>Применяемые образовательные технологии <text:s/></text:p>
      <text:p text:style-name="P4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row table:style-name="Таблица2.1">
          <table:table-cell table:style-name="Таблица2.A1" office:value-type="string">
            <text:p text:style-name="P22"><text:span text:style-name="T4">Технологии</text:span></text:p>
          </table:table-cell>
          <table:table-cell table:style-name="Таблица2.A1" office:value-type="string">
            <text:p text:style-name="P22"><text:span text:style-name="T4">Лекции</text:span></text:p>
          </table:table-cell>
          <table:table-cell table:style-name="Таблица2.A1" office:value-type="string">
            <text:p text:style-name="P22"><text:span text:style-name="T4">Прак. раб.</text:span></text:p>
          </table:table-cell>
          <table:table-cell table:style-name="Таблица2.A1" office:value-type="string">
            <text:p text:style-name="P22"><text:span text:style-name="T4">СРС</text:span></text:p>
          </table:table-cell>
        </table:table-row>
        <table:table-row table:style-name="Таблица2.1">
          <table:table-cell table:style-name="Таблица2.A1" office:value-type="string">
            <text:p text:style-name="P59"><text:span text:style-name="T10">Проблемное обучение <text:s/></text:span></text:p>
          </table:table-cell>
          <table:table-cell table:style-name="Таблица2.A1" office:value-type="string">
            <text:p text:style-name="P22">2</text:p>
          </table:table-cell>
          <table:table-cell table:style-name="Таблица2.A1" office:value-type="string">
            <text:p text:style-name="P22">2</text:p>
          </table:table-cell>
          <table:table-cell table:style-name="Таблица2.A1" office:value-type="string">
            <text:p text:style-name="P22"/>
          </table:table-cell>
        </table:table-row>
        <table:table-row table:style-name="Таблица2.1">
          <table:table-cell table:style-name="Таблица2.A1" office:value-type="string">
            <text:p text:style-name="P47">Разбор конкретных ситуаций </text:p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4</text:p>
          </table:table-cell>
        </table:table-row>
        <table:table-row table:style-name="Таблица2.1">
          <table:table-cell table:style-name="Таблица2.A1" office:value-type="string">
            <text:p text:style-name="P47">Применение слайд-материалов</text:p>
          </table:table-cell>
          <table:table-cell table:style-name="Таблица2.A1" office:value-type="string">
            <text:p text:style-name="P22">2</text:p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4</text:p>
          </table:table-cell>
        </table:table-row>
        <table:table-row table:style-name="Таблица2.1">
          <table:table-cell table:style-name="Таблица2.A1" office:value-type="string">
            <text:p text:style-name="P55"><text:span text:style-name="T29">Общая дискуссия </text:span></text:p>
            <text:p text:style-name="P47"/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2</text:p>
          </table:table-cell>
          <table:table-cell table:style-name="Таблица2.A1" office:value-type="string">
            <text:p text:style-name="P22"/>
          </table:table-cell>
        </table:table-row>
        <table:table-row table:style-name="Таблица2.1">
          <table:table-cell table:style-name="Таблица2.A1" office:value-type="string">
            <text:p text:style-name="P56"><text:span text:style-name="T29">Итого</text:span></text:p>
          </table:table-cell>
          <table:table-cell table:style-name="Таблица2.A1" office:value-type="string">
            <text:p text:style-name="P22">6</text:p>
          </table:table-cell>
          <table:table-cell table:style-name="Таблица2.A1" office:value-type="string">
            <text:p text:style-name="P22">6</text:p>
          </table:table-cell>
          <table:table-cell table:style-name="Таблица2.A1" office:value-type="string">
            <text:p text:style-name="P22">8</text:p>
          </table:table-cell>
        </table:table-row>
      </table:table>
      <text:p text:style-name="P19"/>
      <text:p text:style-name="P19"/>
      <text:list xml:id="list161005754994671" text:continue-numbering="true" text:style-name="WWNum1">
        <text:list-item>
          <text:p text:style-name="P46"><text:span text:style-name="T4">Оценочные средства и технологии </text:span></text:p>
        </text:list-item>
      </text:list>
      <text:list xml:id="list161006003826637" text:continue-list="list3920685329624704756" text:style-name="WWNum8">
        <text:list-item>
          <text:p text:style-name="P15">Промежуточное тестирование </text:p>
        </text:list-item>
        <text:list-item>
          <text:p text:style-name="P15">Выступление с докладом и презентацией.</text:p>
        </text:list-item>
        <text:list-item>
          <text:p text:style-name="P15">Экспресс-тестирование на лекции.</text:p>
        </text:list-item>
        <text:list-item>
          <text:p text:style-name="P15">Зачёт.</text:p>
        </text:list-item>
      </text:list>
      <text:p text:style-name="P20"/>
      <text:p text:style-name="P16"><text:soft-page-break/><text:span text:style-name="T4">7. Рекомендуемое информационное обеспечение дисциплины</text:span></text:p>
      <text:p text:style-name="P53"><text:bookmark-start text:name="_Toc432060228"/>7.1. Основная литература<text:bookmark-end text:name="_Toc432060228"/></text:p>
      <text:p text:style-name="P54">1.Гагарина Л.Г. Современные проблемы информатики и вычислительной техники : учебное пособие / Л. Г. Гагарина, А. А. Петров. – Москва: Форум, 2011. – 367 с.</text:p>
      <text:p text:style-name="P54"><text:s/>2. Легалов А.И. Современные проблемы информатики и вычислительной техники: учебное пособие / А.И. Легалов; Сибирский федеральный университет. – Томск: Изд-во Томского политехнического университета, 2012. –216 с.</text:p>
      <text:p text:style-name="P54"><text:span text:style-name="T31"><text:s/>3. Legalov A.I. Modern Issues of Computer Science: study aid / A.I. Legalov; Siberian Federal University. – Tomsk: «SPB Graphics», 2012. – 164 p</text:span></text:p>
      <text:p text:style-name="P62">7.2. Дополнительная литература</text:p>
      <text:p text:style-name="P63">Губарев В. В. Информатика: прошлое, настоящее, будущее : учебное пособие для вузов по направлению 230100 «Информатика и вычислительная техника», а также других направлений, в которых изучается дисциплина «Информатика» / В. Губарев . – Москва: Техносфера, 2011. – 431 c.</text:p>
      <text:p text:style-name="P10">7.3. Электронные образовательные ресурсы</text:p>
      <text:p text:style-name="P49">Сетевой диск кафедры ВТ </text:p>
      <text:p text:style-name="P49">Губарев В. В. Информатика: прошлое, настоящее, будущее. - М.: РИЦ "Техносфера", 2011. - 432 c. (<text:a xlink:type="simple" xlink:href="http://biblioclub.ru/shop/?page=book&amp;id=135404" text:style-name="Internet_20_link" text:visited-style-name="Visited_20_Internet_20_Link">http://biblioclub.ru/shop/?page=book&amp;id=135404</text:a>)</text:p>
      <text:p text:style-name="P10">7.4. Ресурсы сети Интернет</text:p>
      <text:p text:style-name="P48"><text:a xlink:type="simple" xlink:href="http://www.cs.utexas.edu/users/ear/cs349/" text:style-name="Internet_20_link" text:visited-style-name="Visited_20_Internet_20_Link">http://www.cs.utexas.edu/users/ear/cs349/</text:a></text:p>
      <text:p text:style-name="P48"><text:a xlink:type="simple" xlink:href="http://is.ifmo.ru/news/61" text:style-name="Internet_20_link" text:visited-style-name="Visited_20_Internet_20_Link">http://is.ifmo.ru/news/61</text:a> </text:p>
      <text:p text:style-name="P48"><text:a xlink:type="simple" xlink:href="http://www.softcraft.ru/" text:style-name="Internet_20_link" text:visited-style-name="Visited_20_Internet_20_Link">http://www.softcraft.ru/</text:a> </text:p>
      <text:p text:style-name="P48"><text:a xlink:type="simple" xlink:href="http://www.multiagent.com" text:style-name="Internet_20_link" text:visited-style-name="Visited_20_Internet_20_Link">http://www.multiagent.com</text:a> </text:p>
      <text:p text:style-name="P48"><text:a xlink:type="simple" xlink:href="http://parallel.ru/" text:style-name="Internet_20_link" text:visited-style-name="Visited_20_Internet_20_Link">http://parallel.ru/</text:a></text:p>
      <text:p text:style-name="P48"><text:a xlink:type="simple" xlink:href="http://www.intuit.ru" text:style-name="Internet_20_link" text:visited-style-name="Visited_20_Internet_20_Link">http://www.intuit.ru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 fo:orphans="2" fo:widows="2"/>
      <style:text-properties style:rfc-language-tag="x-none" style:rfc-language-tag-asian="x-none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line-height="115%" fo:orphans="2" fo:widows="2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0cm" fo:text-align="justify" style:justify-single-word="false" fo:orphans="2" fo:widows="2" fo:text-indent="1.251cm" style:auto-text-indent="false"/>
      <style:text-properties fo:font-size="14pt" style:font-size-asian="14pt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orphans="2" fo:widows="2"/>
    </style:style>
    <style:style style:name="IEB_20_Objective_20_Bullet" style:display-name="IEB Objective Bullet" style:family="paragraph" style:parent-style-name="Standard" style:default-outline-level="">
      <style:paragraph-properties fo:margin-left="1.588cm" fo:margin-right="0cm" fo:orphans="2" fo:widows="2" fo:hyphenation-ladder-count="no-limit" fo:text-indent="-0.635cm" style:auto-text-indent="false">
        <style:tab-stops>
          <style:tab-stop style:position="1.588cm"/>
        </style:tab-stops>
      </style:paragraph-properties>
      <style:text-properties style:font-name="Verdana" fo:font-family="Verdana" style:font-family-generic="roman" style:font-pitch="variable" fo:font-size="9pt" fo:language="en" fo:country="US" style:font-size-asian="9pt" style:language-asian="ar" style:country-asian="SA" fo:hyphenate="false" fo:hyphenation-remain-char-count="2" fo:hyphenation-push-char-count="2"/>
    </style:style>
    <style:style style:name="Title" style:family="paragraph" style:parent-style-name="Standard" style:default-outline-level="" style:class="chapter">
      <style:paragraph-properties fo:text-align="center" style:justify-single-word="false" fo:orphans="2" fo:widows="2"/>
      <style:text-properties fo:font-weight="bold" style:language-asian="en" style:country-asian="US" style:font-weight-asian="bold" style:font-weight-complex="bold"/>
    </style:style>
    <style:style style:name="Default_20_Paragraph_20_Font" style:display-name="Default Paragraph Font" style:family="text"/>
    <style:style style:name="Основной_20_текст_20_2_20_Знак" style:display-name="Основной текст 2 Знак" style:family="text">
      <style:text-properties fo:font-size="12pt" style:rfc-language-tag="x-none" style:font-size-asian="12pt" style:rfc-language-tag-asian="x-none" style:font-size-complex="12pt" style:language-complex="ar" style:country-complex="SA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ong_5f_text1" style:display-name="long_text1" style:family="tex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Strong" style:family="text">
      <style:text-properties fo:font-weight="bold" style:font-weight-asian="bold" style:font-weight-complex="bold"/>
    </style:style>
    <style:style style:name="Название_20_Знак" style:display-name="Название Знак" style:family="text"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2pt" style:font-size-asian="14pt" style:font-size-complex="14pt"/>
    </style:style>
    <style:style style:name="ListLabel_20_23" style:display-name="ListLabel 23" style:family="text">
      <style:text-properties fo:font-size="14pt" style:font-size-asian="14pt" style:font-size-complex="14pt"/>
    </style:style>
    <style:style style:name="ListLabel_20_24" style:display-name="ListLabel 24" style:family="text">
      <style:text-properties fo:font-size="14pt" style:font-size-asian="14pt" style:font-size-complex="14pt"/>
    </style:style>
    <style:style style:name="ListLabel_20_25" style:display-name="ListLabel 25" style:family="text">
      <style:text-properties fo:font-size="14pt" style:font-size-asian="14pt" style:font-size-complex="14pt"/>
    </style:style>
    <style:style style:name="ListLabel_20_26" style:display-name="ListLabel 26" style:family="text">
      <style:text-properties fo:font-size="14pt" style:font-size-asian="14pt" style:font-size-complex="14pt"/>
    </style:style>
    <style:style style:name="ListLabel_20_27" style:display-name="ListLabel 27" style:family="text">
      <style:text-properties fo:font-size="14pt" style:font-size-asian="14pt" style:font-size-complex="14pt"/>
    </style:style>
    <style:style style:name="ListLabel_20_28" style:display-name="ListLabel 28" style:family="text">
      <style:text-properties fo:font-size="14pt" style:font-size-asian="14pt" style:font-size-complex="14pt"/>
    </style:style>
    <style:style style:name="ListLabel_20_29" style:display-name="ListLabel 29" style:family="text">
      <style:text-properties fo:font-size="14pt" style:font-size-asian="14pt" style:font-size-complex="14pt"/>
    </style:style>
    <style:style style:name="ListLabel_20_30" style:display-name="ListLabel 30" style:family="text">
      <style:text-properties fo:font-size="14pt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" text:bullet-char="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037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30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7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47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11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8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57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92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text:style-name="ListLabel_20_2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ННОТАЦИЯ</dc:title>
    <meta:initial-creator>user</meta:initial-creator>
    <dc:creator>e</dc:creator>
    <meta:editing-cycles>2</meta:editing-cycles>
    <meta:creation-date>2016-08-28T14:54:00</meta:creation-date>
    <dc:date>2016-08-28T14:54:00</dc:date>
    <meta:editing-duration>P0D</meta:editing-duration>
    <meta:generator>LibreOffice/5.1.5.2$Linux_X86_64 LibreOffice_project/10m0$Build-2</meta:generator>
    <meta:document-statistic meta:table-count="2" meta:image-count="0" meta:object-count="0" meta:page-count="7" meta:paragraph-count="157" meta:word-count="1216" meta:character-count="10266" meta:non-whitespace-character-count="9181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